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0bb149" officeooo:paragraph-rsid="000bb149" style:font-weight-asian="bold" style:font-weight-complex="bold"/>
    </style:style>
    <style:style style:name="P2" style:family="paragraph" style:parent-style-name="Standard">
      <style:text-properties fo:font-weight="bold" officeooo:rsid="000be22d" officeooo:paragraph-rsid="000be22d" style:font-weight-asian="bold" style:font-weight-complex="bold"/>
    </style:style>
    <style:style style:name="P3" style:family="paragraph" style:parent-style-name="Standard">
      <style:text-properties fo:font-weight="bold" officeooo:rsid="000cb6e7" officeooo:paragraph-rsid="000cb6e7" style:font-weight-asian="bold" style:font-weight-complex="bold"/>
    </style:style>
    <style:style style:name="P4" style:family="paragraph" style:parent-style-name="Standard">
      <style:text-properties fo:font-weight="bold" officeooo:rsid="000cc32f" officeooo:paragraph-rsid="000cc32f" style:font-weight-asian="bold" style:font-weight-complex="bold"/>
    </style:style>
    <style:style style:name="P5" style:family="paragraph" style:parent-style-name="Standard">
      <style:text-properties fo:font-style="italic" fo:font-weight="bold" officeooo:rsid="000e3faf" officeooo:paragraph-rsid="000e3faf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b6e7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hanges to make:</text:span></text:p>
      <text:p text:style-name="P1"><text:span text:style-name="T1">e1: make text bigger</text:span></text:p>
      <text:p text:style-name="P1"><text:span text:style-name="T1">e2: nothing?</text:span></text:p>
      <text:p text:style-name="P1"><text:span text:style-name="T1">e3a: change background to green, text to white, size bigger</text:span></text:p>
      <text:p text:style-name="P1"><text:span text:style-name="T1">e3b: stays the same,bigger size</text:span></text:p>
      <text:p text:style-name="P1"><text:span text:style-name="T1">e4:increase size</text:span></text:p>
      <text:p text:style-name="P1"><text:span text:style-name="T1">e5:increase size</text:span></text:p>
      <text:p text:style-name="P1"><text:span text:style-name="T1">e6:red text</text:span></text:p>
      <text:p text:style-name="P1"><text:span text:style-name="T1">----</text:span></text:p>
      <text:p text:style-name="P1"><text:span text:style-name="T1">so ideally we want the following kinds of classes:</text:span></text:p>
      <text:p text:style-name="P1"><text:span text:style-name="T1">bigger text: <text:s/>e1, e3a, e3b,e4,e5</text:span></text:p>
      <text:p text:style-name="P2"><text:span text:style-name="T1">color change to red: e6</text:span></text:p>
      <text:p text:style-name="P2"><text:span text:style-name="T1">background green + white text: e3a</text:span></text:p>
      <text:p text:style-name="P2"><text:span text:style-name="T1">---solution they got---</text:span></text:p>
      <text:p text:style-name="P2"><text:span text:style-name="T1">.para,</text:span></text:p>
      <text:p text:style-name="P2"><text:span text:style-name="T1">.small-para {</text:span></text:p>
      <text:p text:style-name="P2"><text:span text:style-name="T1"><text:tab/>color: hsl(0,100%, 50%);</text:span></text:p>
      <text:p text:style-name="P2"><text:span text:style-name="T1">}</text:span></text:p>
      <text:p text:style-name="P2"><text:span text:style-name="T1"/></text:p>
      <text:p text:style-name="P2"><text:span text:style-name="T1">.para {</text:span></text:p>
      <text:p text:style-name="P2"><text:span text:style-name="T1"><text:tab/>font-size: 22px;</text:span></text:p>
      <text:p text:style-name="P2"><text:span text:style-name="T1">}</text:span></text:p>
      <text:p text:style-name="P2"><text:span text:style-name="T1"/></text:p>
      <text:p text:style-name="P2"><text:span text:style-name="T1">.</text:span><text:span text:style-name="T2">button {</text:span></text:p>
      <text:p text:style-name="P2"><text:span text:style-name="T2"><text:tab/>background-color: #ffc0cb;</text:span></text:p>
      <text:p text:style-name="P2"><text:span text:style-name="T2"><text:tab/>color: black;</text:span></text:p>
      <text:p text:style-name="P2"><text:span text:style-name="T2"><text:tab/>font-size: 20px;</text:span></text:p>
      <text:p text:style-name="P3"><text:span text:style-name="T1">}</text:span></text:p>
      <text:p text:style-name="P3"><text:span text:style-name="T2"/></text:p>
      <text:p text:style-name="P3"><text:span text:style-name="T1">div.txt {</text:span></text:p>
      <text:p text:style-name="P3"><text:span text:style-name="T1"><text:tab/>color: green;</text:span></text:p>
      <text:p text:style-name="P3"><text:span text:style-name="T1"><text:tab/>font-size: 28px;</text:span></text:p>
      <text:p text:style-name="P3"><text:span text:style-name="T1">}</text:span></text:p>
      <text:p text:style-name="P3"><text:span text:style-name="T1"/></text:p>
      <text:p text:style-name="P3"><text:span text:style-name="T1">.small-para {</text:span></text:p>
      <text:p text:style-name="P3"><text:span text:style-name="T1"><text:tab/>font-size: 12px;</text:span></text:p>
      <text:p text:style-name="P3"><text:span text:style-name="T1">}</text:span></text:p>
      <text:p text:style-name="P3"><text:span text:style-name="T1"/></text:p>
      <text:p text:style-name="P3"><text:span text:style-name="T1">#confirm-button {</text:span></text:p>
      <text:p text:style-name="P3"><text:span text:style-name="T1"><text:tab/>background: green;</text:span></text:p>
      <text:p text:style-name="P3"><text:span text:style-name="T1"><text:tab/>color: white;</text:span></text:p>
      <text:p text:style-name="P3"><text:span text:style-name="T1"><text:tab/>font-size: 20px;</text:span></text:p>
      <text:p text:style-name="P3"><text:span text:style-name="T1"><text:tab/>font-weight: bold;</text:span></text:p>
      <text:p text:style-name="P3"><text:span text:style-name="T1">}</text:span></text:p>
      <text:p text:style-name="P3"><text:span text:style-name="T1"/></text:p>
      <text:p text:style-name="P3"><text:span text:style-name="T1">div .child {</text:span></text:p>
      <text:p text:style-name="P3"><text:span text:style-name="T1"><text:tab/>color: red;</text:span></text:p>
      <text:p text:style-name="P3"><text:span text:style-name="T1"><text:tab/>font-size: 14px;</text:span></text:p>
      <text:p text:style-name="P3"><text:span text:style-name="T1">}</text:span></text:p>
      <text:p text:style-name="P3"><text:span text:style-name="T1">------------Solution how-to:-------</text:span></text:p>
      <text:p text:style-name="P3"><text:span text:style-name="T1">Because para and small-para have the same specificity, they moved small-para to fall after para. The rule order will make it so that anything sharing both will have small-para on top of what para gives </text:span><text:soft-page-break/><text:span text:style-name="T1">it. Anything not will lack it. The order of it is important since in cases where it uses both, we </text:span>evaluate what is additional, <text:span text:style-name="T3">and put that second</text:span><text:span text:style-name="T4">. </text:span></text:p>
      <text:p text:style-name="P3"><text:span text:style-name="T4">Another solution would be to chain it’s selectors to give it higher specificity...like p.small-para <text:s/>. <text:s/>Something like this would make a paragraph which is also small-para class higher in specificity.</text:span></text:p>
      <text:p text:style-name="P3"><text:span text:style-name="T4"/></text:p>
      <text:p text:style-name="P4"><text:span text:style-name="T4">The next change they make is to change .confirm and create a higher-specific ID selector instead.</text:span></text:p>
      <text:p text:style-name="P4"><text:span text:style-name="T4">#confirm-button {</text:span></text:p>
      <text:p text:style-name="P4"><text:span text:style-name="T4"><text:tab/>background: green;</text:span></text:p>
      <text:p text:style-name="P4"><text:span text:style-name="T4"><text:tab/>color: white;</text:span></text:p>
      <text:p text:style-name="P4"><text:span text:style-name="T4"><text:tab/>font-size: 20px;</text:span></text:p>
      <text:p text:style-name="P4"><text:span text:style-name="T4"><text:tab/>font-weight: bold;</text:span></text:p>
      <text:p text:style-name="P4"><text:span text:style-name="T4">}</text:span></text:p>
      <text:p text:style-name="P5">By specifying an id on it, we made it more strongly specific than .button which is class and lesser.</text:p>
      <text:p text:style-name="P5">Another way to do it would be to move .confirm rule beneath .button, or use .button.confirm selector which makes it way more specific.</text:p>
      <text:p text:style-name="P5"><text:span text:style-name="T4"/></text:p>
      <text:p text:style-name="P5"><text:span text:style-name="T4">The next change was to remove .child. <text:s/>I don’t really understand what they did here.</text:span></text:p>
      <text:p text:style-name="P5"><text:span text:style-name="T4">The alternative was to keep the rule .child and replace the div selector with .text</text:span></text:p>
      <text:p text:style-name="P5"><text:span text:style-name="T4">so it would be .text .chil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one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none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12:26:16.377299889</meta:creation-date>
    <dc:date>2022-01-31T14:40:27.225270749</dc:date>
    <meta:editing-duration>PT10M19S</meta:editing-duration>
    <meta:editing-cycles>1</meta:editing-cycles>
    <meta:document-statistic meta:table-count="0" meta:image-count="0" meta:object-count="0" meta:page-count="2" meta:paragraph-count="58" meta:word-count="313" meta:character-count="1883" meta:non-whitespace-character-count="1607"/>
    <meta:generator>LibreOffice/7.2.2.2$Linux_X86_64 LibreOffice_project/20$Build-2</meta:generator>
  </office:meta>
</office:document-meta>
</file>